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Mandarin</text:p>
          </table:table-cell>
          <table:table-cell office:value-type="string" calcext:value-type="string">
            <text:p>cm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ngali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krainian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rgian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</meta:initial-creator>
    <meta:creation-date>2016-11-16T19:35:26.891443614</meta:creation-date>
    <dc:date>2016-11-16T19:43:10.460691802</dc:date>
    <dc:creator>Blake </dc:creator>
    <meta:editing-duration>PT7M43S</meta:editing-duration>
    <meta:editing-cycles>2</meta:editing-cycles>
    <meta:generator>LibreOffice/4.3.3.2$Linux_X86_64 LibreOffice_project/430m0$Build-2</meta:generator>
    <meta:document-statistic meta:table-count="1" meta:cell-count="33" meta:object-count="0"/>
  </office:meta>
</office:document-meta>
</file>